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9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standard">
      <style:graphic-properties draw:stroke="solid" svg:stroke-width="0.05cm" svg:stroke-color="#2a6099" draw:marker-start-width="0.28cm" draw:marker-end-width="0.28cm" draw:fill="none" draw:fill-color="#ffffff" fo:min-height="0.713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6.73cm" fo:min-width="14.98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2a6099" draw:marker-start-width="0.08cm" draw:marker-end-width="0.0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000000" draw:marker-start-width="0.08cm" draw:marker-end-width="0.08cm" draw:fill="none" draw:textarea-horizontal-align="justify" draw:textarea-vertical-align="middle" draw:auto-grow-height="false" fo:min-height="2.226cm" fo:min-width="1.976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2.7cm" fo:min-width="1.4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objectwithoutfill">
      <style:graphic-properties draw:stroke="solid"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10d0c" draw:marker-start-width="0.28cm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3465a4" draw:marker-start-width="0.28cm" draw:marker-end-width="0.28cm" draw:textarea-horizontal-align="justify" draw:textarea-vertical-align="middle" draw:auto-grow-height="false" fo:min-height="0.458cm" fo:min-width="0.208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cm" svg:stroke-color="#000000" draw:marker-start-width="0.08cm" draw:marker-end-width="0.08cm" draw:textarea-horizontal-align="justify" draw:textarea-vertical-align="middle" draw:auto-grow-height="false" fo:min-height="0.458cm" fo:min-width="0.208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cm" svg:stroke-color="#2a6099" draw:marker-start-width="0.08cm" draw:marker-end-width="0.08cm" draw:fill="none" draw:textarea-horizontal-align="justify" draw:textarea-vertical-align="middle" draw:auto-grow-height="false" fo:min-height="2.7cm" fo:min-width="0.45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color="#ff0000" draw:fill="none" draw:fill-color="#ffffff" fo:min-height="1.823cm"/>
      <style:paragraph-properties style:writing-mode="lr-tb"/>
    </style:style>
    <style:style style:name="gr19" style:family="graphic" style:parent-style-name="standard">
      <style:graphic-properties draw:stroke="none" svg:stroke-color="#ff0000" draw:fill="none" draw:fill-color="#ffffff" fo:min-height="0.628cm"/>
      <style:paragraph-properties style:writing-mode="lr-tb"/>
    </style:style>
    <style:style style:name="gr20" style:family="graphic" style:parent-style-name="standard">
      <style:graphic-properties draw:stroke="none" svg:stroke-color="#ff0000" draw:fill="none" draw:fill-color="#ffffff" fo:min-height="1.128cm"/>
      <style:paragraph-properties style:writing-mode="lr-tb"/>
    </style:style>
    <style:style style:name="gr21" style:family="graphic" style:parent-style-name="standard">
      <style:graphic-properties draw:stroke="none" svg:stroke-color="#e6e905" draw:fill="none" draw:fill-color="#ffffff" fo:min-height="0.628cm"/>
      <style:paragraph-properties style:writing-mode="lr-tb"/>
    </style:style>
    <style:style style:name="gr22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0.39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2.86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577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draw:stroke="none" svg:stroke-color="#ff0000" draw:fill="none" draw:fill-color="#ffffff" fo:min-height="0.75cm"/>
      <style:paragraph-properties style:writing-mode="lr-tb"/>
    </style:style>
    <style:style style:name="gr27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5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89cm" fo:padding-top="0.15cm" fo:padding-bottom="0.15cm" fo:padding-left="0.275cm" fo:padding-right="0.275cm"/>
      <style:paragraph-properties style:writing-mode="lr-tb"/>
    </style:style>
    <style:style style:name="gr29" style:family="graphic" style:parent-style-name="objectwithoutfill">
      <style:graphic-properties svg:stroke-width="0.05cm" svg:stroke-color="#8e86ae" draw:marker-start-width="0.28cm" draw:marker-end-width="0.28cm" draw:fill="none" draw:fill-color="#8e86a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solid" svg:stroke-width="0.05cm" svg:stroke-color="#8e86ae" draw:marker-start-width="0.08cm" draw:marker-end-width="0.08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8e86ae" draw:marker-start-width="0.08cm" draw:marker-end-width="0.08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8e86ae" draw:marker-start-width="0.28cm" draw:marker-end-width="0.28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solid" svg:stroke-width="0.05cm" svg:stroke-color="#2a6099" draw:marker-start-width="0.08cm" draw:marker-end-width="0.08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draw:stroke="solid" svg:stroke-width="0.1cm" svg:stroke-color="#000000" draw:marker-start-width="0.16cm" draw:marker-end-width="0.16cm" draw:fill="none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5cm" fo:padding-bottom="0.15cm" fo:padding-left="0.275cm" fo:padding-right="0.275cm"/>
      <style:paragraph-properties style:writing-mode="lr-tb"/>
    </style:style>
    <style:style style:name="gr36" style:family="graphic" style:parent-style-name="objectwithoutfill">
      <style:graphic-properties draw:stroke="solid" svg:stroke-width="0.05cm" svg:stroke-color="#f10d0c" draw:marker-start-width="0.08cm" draw:marker-end-width="0.08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none" fo:min-height="2.896cm"/>
      <style:paragraph-properties style:writing-mode="lr-tb"/>
    </style:style>
    <style:style style:name="gr40" style:family="graphic" style:parent-style-name="objectwithoutfill">
      <style:graphic-properties draw:stroke="solid" svg:stroke-width="0.05cm" svg:stroke-color="#ffa6a6" draw:marker-start-width="0.08cm" draw:marker-end-width="0.08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93cm" fo:padding-top="0.15cm" fo:padding-bottom="0.15cm" fo:padding-left="0.275cm" fo:padding-right="0.275cm"/>
      <style:paragraph-properties style:writing-mode="lr-tb"/>
    </style:style>
    <style:style style:name="gr42" style:family="graphic" style:parent-style-name="objectwithoutfill">
      <style:graphic-properties draw:stroke="solid" svg:stroke-width="0.05cm" svg:stroke-color="#e6e905" draw:marker-start-width="0.08cm" draw:marker-end-width="0.08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e6e905" draw:marker-start-width="0.28cm" draw:marker-end-width="0.28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1cm" svg:stroke-color="#000000" draw:marker-start-width="0.355cm" draw:marker-end-width="0.35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solid" svg:stroke-width="0.05cm" svg:stroke-color="#2a6099" draw:marker-start-width="0.28cm" draw:marker-end-width="0.28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69a2e" draw:marker-start-width="0.28cm" draw:marker-end-width="0.28cm" draw:fill="none" draw:textarea-horizontal-align="justify" draw:textarea-vertical-align="middle" draw:auto-grow-height="false" fo:min-height="0.7cm" fo:min-width="1.45cm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cm" svg:stroke-color="#ffa6a6" draw:marker-start-width="0.28cm" draw:marker-end-width="0.28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color="#f10d0c" draw:fill="none" draw:textarea-horizontal-align="justify" draw:textarea-vertical-align="middle" draw:auto-grow-height="false" fo:min-height="0.75cm" fo:min-width="0cm"/>
    </style:style>
    <style:style style:name="gr49" style:family="graphic" style:parent-style-name="standard">
      <style:graphic-properties draw:stroke="none" svg:stroke-color="#ffa6a6" draw:fill="none" draw:fill-color="#ffffff" draw:textarea-horizontal-align="left" draw:auto-grow-height="true" draw:auto-grow-width="false" fo:min-height="1.127cm" fo:min-width="0cm"/>
      <style:paragraph-properties style:writing-mode="lr-tb"/>
    </style:style>
    <style:style style:name="gr5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9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56cm"/>
      <style:paragraph-properties style:writing-mode="lr-tb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3cm" fo:min-width="0.667cm"/>
      <style:paragraph-properties style:writing-mode="lr-tb"/>
    </style:style>
    <style:style style:name="gr55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0.789cm" fo:padding-top="0.15cm" fo:padding-bottom="0.15cm" fo:padding-left="0.275cm" fo:padding-right="0.275cm"/>
      <style:paragraph-properties style:writing-mode="lr-tb"/>
    </style:style>
    <style:style style:name="gr57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/>
    </style:style>
    <style:style style:name="gr59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P1" style:family="paragraph">
      <style:paragraph-properties fo:margin-top="0.53cm" fo:margin-bottom="0.5cm"/>
    </style:style>
    <style:style style:name="P2" style:family="paragraph">
      <loext:graphic-properties draw:fill="none" draw:fill-color="#ffffff"/>
      <style:paragraph-properties fo:margin-top="0.53cm" fo:margin-bottom="0.5cm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2.7cm" fo:text-indent="0.6cm" style:writing-mode="lr-tb"/>
    </style:style>
    <style:style style:name="P6" style:family="paragraph">
      <loext:graphic-properties draw:fill="none"/>
      <style:paragraph-properties fo:margin-left="0cm" fo:margin-right="2.7cm" fo:text-align="center" fo:text-indent="0.6cm"/>
    </style:style>
    <style:style style:name="P7" style:family="paragraph">
      <loext:graphic-properties draw:fill="none" draw:fill-color="#ffffff"/>
      <style:paragraph-properties fo:margin-left="0cm" fo:margin-right="2.7cm" fo:text-indent="0.6cm" style:writing-mode="lr-tb"/>
      <style:text-properties fo:font-size="10pt" style:font-size-asian="18pt" style:font-size-complex="18pt"/>
    </style:style>
    <style:style style:name="P8" style:family="paragraph">
      <style:paragraph-properties fo:margin-left="0cm" fo:margin-right="2.7cm" fo:text-align="center" fo:text-indent="0.6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2.7cm" fo:text-align="center" fo:text-indent="0.6cm" style:writing-mode="lr-tb"/>
    </style:style>
    <style:style style:name="P11" style:family="paragraph">
      <loext:graphic-properties draw:fill="none" draw:fill-color="#8e86ae"/>
      <style:paragraph-properties fo:margin-left="0cm" fo:margin-right="2.7cm" fo:text-align="center" fo:text-indent="0.6cm"/>
    </style:style>
    <style:style style:name="P12" style:family="paragraph">
      <loext:graphic-properties draw:fill="none"/>
      <style:paragraph-properties fo:margin-left="0cm" fo:margin-right="2.7cm" fo:text-indent="0.6cm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.3cm" fo:margin-bottom="0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.1cm" fo:margin-bottom="0cm"/>
    </style:style>
    <style:style style:name="P17" style:family="paragraph">
      <loext:graphic-properties draw:fill="none" draw:fill-color="#ffffff"/>
      <style:paragraph-properties fo:margin-top="0.3cm" fo:margin-bottom="0cm" style:writing-mode="lr-tb"/>
      <style:text-properties fo:font-size="10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9" style:family="paragraph">
      <loext:graphic-properties draw:fill="solid" draw:fill-color="#ffa6a6"/>
      <style:paragraph-properties fo:text-align="center"/>
    </style:style>
    <style:style style:name="P20" style:family="paragraph">
      <style:text-properties fo:font-size="10pt" style:font-size-asian="18pt" style:font-size-complex="18pt"/>
    </style:style>
    <style:style style:name="P21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6pt" style:font-size-asian="10pt" style:font-size-complex="10pt"/>
    </style:style>
    <style:style style:name="T10" style:family="text">
      <style:text-properties fo:font-size="7pt" style:font-size-asian="10pt" style:font-size-complex="10pt"/>
    </style:style>
    <style:style style:name="T11" style:family="text">
      <style:text-properties fo:font-size="9pt" style:font-size-asian="10pt" style:font-size-complex="10pt"/>
    </style:style>
    <style:style style:name="T12" style:family="text">
      <style:text-properties fo:font-size="8pt" style:font-size-asian="10pt" style:font-size-complex="1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4cm" svg:height="19.8cm" svg:x="0.2cm" svg:y="0.6cm">
          <draw:text-box>
            <text:p text:style-name="P1"><text:span text:style-name="T1"/></text:p>
            <text:p text:style-name="P1"><text:span text:style-name="T1">1</text:span></text:p>
            <text:p text:style-name="P1"><text:span text:style-name="T1">2</text:span></text:p>
            <text:p text:style-name="P1"><text:span text:style-name="T1">3</text:span></text:p>
            <text:p text:style-name="P1"><text:span text:style-name="T1">4</text:span></text:p>
            <text:p text:style-name="P1"><text:span text:style-name="T1">5</text:span></text:p>
            <text:p text:style-name="P1"><text:span text:style-name="T1">6</text:span></text:p>
            <text:p text:style-name="P1"><text:span text:style-name="T1">7</text:span></text:p>
            <text:p text:style-name="P1"><text:span text:style-name="T1">8</text:span></text:p>
            <text:p text:style-name="P1"><text:span text:style-name="T1">9</text:span></text:p>
            <text:p text:style-name="P1"><text:span text:style-name="T1">10</text:span></text:p>
            <text:p text:style-name="P1"><text:span text:style-name="T1">11</text:span></text:p>
            <text:p text:style-name="P1"><text:span text:style-name="T1">12</text:span></text:p>
            <text:p text:style-name="P1"><text:span text:style-name="T1">13</text:span></text:p>
            <text:p text:style-name="P1"><text:span text:style-name="T1">14</text:span></text:p>
            <text:p text:style-name="P1"><text:span text:style-name="T1">15</text:span></text:p>
            <text:p text:style-name="P1"><text:span text:style-name="T1">16</text:span></text:p>
            <text:p text:style-name="P1"><text:span text:style-name="T1">17</text:span></text:p>
            <text:p text:style-name="P1"><text:span text:style-name="T1">18</text:span></text:p>
          </draw:text-box>
        </draw:frame>
        <draw:frame draw:style-name="gr2" draw:text-style-name="P4" draw:layer="layout" svg:width="25.2cm" svg:height="0.725cm" svg:x="1.6cm" svg:y="0.4cm">
          <draw:text-box>
            <text:p text:style-name="P3"><text:span text:style-name="T1">A</text:span><text:span text:style-name="T1"><text:tab/></text:span><text:span text:style-name="T1">B</text:span><text:span text:style-name="T1"><text:tab/></text:span><text:span text:style-name="T1">C</text:span><text:span text:style-name="T1"><text:tab/></text:span><text:span text:style-name="T1">D</text:span><text:span text:style-name="T1"><text:tab/></text:span><text:span text:style-name="T1">E</text:span><text:span text:style-name="T1"><text:tab/></text:span><text:span text:style-name="T1">F</text:span><text:span text:style-name="T1"><text:tab/></text:span><text:span text:style-name="T1">G</text:span><text:span text:style-name="T1"><text:tab/></text:span><text:span text:style-name="T1">H</text:span><text:span text:style-name="T1"><text:tab/></text:span><text:span text:style-name="T1">I</text:span><text:span text:style-name="T1"><text:tab/></text:span><text:span text:style-name="T1">J</text:span><text:span text:style-name="T1"><text:tab/></text:span><text:span text:style-name="T1">K</text:span><text:span text:style-name="T1"><text:tab/></text:span><text:span text:style-name="T1">L</text:span><text:span text:style-name="T1"><text:tab/></text:span><text:span text:style-name="T1">M</text:span><text:span text:style-name="T1"><text:tab/></text:span><text:span text:style-name="T1">N</text:span><text:span text:style-name="T1"><text:tab/></text:span><text:span text:style-name="T1">O</text:span><text:span text:style-name="T1"><text:tab/></text:span><text:span text:style-name="T1">P</text:span><text:span text:style-name="T1"><text:tab/></text:span><text:span text:style-name="T1">Q</text:span><text:span text:style-name="T1"><text:tab/></text:span><text:span text:style-name="T1">R</text:span><text:span text:style-name="T1"><text:tab/></text:span><text:span text:style-name="T1">S</text:span><text:span text:style-name="T1"><text:tab/></text:span><text:span text:style-name="T1">T</text:span><text:span text:style-name="T1"><text:tab/></text:span><text:span text:style-name="T1">U</text:span><text:span text:style-name="T1"><text:tab/></text:span><text:span text:style-name="T1">V</text:span><text:span text:style-name="T1"><text:tab/></text:span><text:span text:style-name="T1">W</text:span><text:span text:style-name="T1"><text:tab/></text:span><text:span text:style-name="T1">X</text:span><text:span text:style-name="T1"><text:tab/></text:span></text:p>
          </draw:text-box>
        </draw:frame>
        <draw:frame draw:style-name="gr3" draw:text-style-name="P5" draw:layer="layout" svg:width="15.5cm" svg:height="1.013cm" svg:x="13.5cm" svg:y="3.5cm">
          <draw:text-box>
            <text:p><text:span text:style-name="T2"><text:s/></text:span><text:span text:style-name="T2">TX1</text:span><text:span text:style-name="T2"><text:tab/></text:span><text:span text:style-name="T2">RX0</text:span><text:span text:style-name="T2"><text:tab/></text:span><text:span text:style-name="T2">RST</text:span><text:span text:style-name="T2"><text:tab/></text:span><text:span text:style-name="T2">GND</text:span><text:span text:style-name="T2"><text:tab/></text:span><text:span text:style-name="T2">D2</text:span><text:span text:style-name="T2"><text:tab/></text:span><text:span text:style-name="T2">D3</text:span><text:span text:style-name="T2"><text:tab/></text:span><text:span text:style-name="T2">D4</text:span><text:span text:style-name="T2"><text:tab/></text:span><text:span text:style-name="T2">D5</text:span><text:span text:style-name="T2"><text:tab/></text:span><text:span text:style-name="T2">D6</text:span><text:span text:style-name="T2"><text:tab/></text:span><text:span text:style-name="T2">D7</text:span><text:span text:style-name="T2"><text:tab/></text:span><text:span text:style-name="T2">D8</text:span><text:span text:style-name="T2"><text:tab/></text:span><text:span text:style-name="T2">D9</text:span><text:span text:style-name="T2"><text:tab/></text:span><text:span text:style-name="T2">D10</text:span><text:span text:style-name="T2"><text:tab/></text:span><text:span text:style-name="T2">D11</text:span><text:span text:style-name="T2"><text:tab/></text:span><text:span text:style-name="T2">D12</text:span></text:p>
          </draw:text-box>
        </draw:frame>
        <draw:custom-shape draw:style-name="gr4" draw:text-style-name="P6" draw:layer="layout" svg:width="3cm" svg:height="2cm" svg:x="2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cm" svg:height="2cm" svg:x="2cm" svg:y="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draw:transform="rotate (1.5707963267949) translate (23cm 20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2cm" draw:transform="rotate (1.5707963267949) translate (20cm 20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.5cm" svg:height="7cm" svg:x="13.5cm" svg:y="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1cm" svg:x="8.5cm" svg:y="9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cm" svg:height="1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5cm" svg:height="3.5cm" svg:x="5.2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cm" svg:height="3cm" svg:x="15.5cm" svg:y="16.5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cm" svg:height="0.645cm" svg:x="8.5cm" svg:y="1cm">
          <draw:text-box>
            <text:p><text:span text:style-name="T3">G <text:s text:c="3"/>+ </text:span><text:span text:style-name="T3"><text:tab/></text:span><text:span text:style-name="T3"> <text:s/>C</text:span></text:p>
          </draw:text-box>
        </draw:frame>
        <draw:line draw:style-name="gr12" draw:text-style-name="P6" draw:layer="layout" svg:x1="4cm" svg:y1="2cm" svg:x2="8cm" svg:y2="2cm">
          <text:p/>
        </draw:line>
        <draw:line draw:style-name="gr12" draw:text-style-name="P6" draw:layer="layout" svg:x1="3cm" svg:y1="2cm" svg:x2="9.5cm" svg:y2="4cm">
          <text:p/>
        </draw:line>
        <draw:line draw:style-name="gr13" draw:text-style-name="P6" draw:layer="layout" svg:x1="4cm" svg:y1="5cm" svg:x2="9.5cm" svg:y2="6cm">
          <text:p/>
        </draw:line>
        <draw:line draw:style-name="gr13" draw:text-style-name="P6" draw:layer="layout" svg:x1="3cm" svg:y1="5cm" svg:x2="9.5cm" svg:y2="8cm">
          <text:p/>
        </draw:line>
        <draw:line draw:style-name="gr13" draw:text-style-name="P6" draw:layer="layout" svg:x1="3cm" svg:y1="8cm" svg:x2="9.5cm" svg:y2="10cm">
          <text:p/>
        </draw:line>
        <draw:line draw:style-name="gr14" draw:text-style-name="P6" draw:layer="layout" svg:x1="4cm" svg:y1="8cm" svg:x2="4cm" svg:y2="20cm">
          <text:p/>
        </draw:line>
        <draw:custom-shape draw:style-name="gr15" draw:text-style-name="P8" draw:layer="layout" svg:width="1cm" svg:height="1cm" svg:x="1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1cm" svg:height="1cm" svg:x="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cm" svg:height="3cm" draw:transform="rotate (1.5707963267949) translate (4.5cm 19.5cm)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2cm" svg:height="2.073cm" svg:x="13.5cm" svg:y="8.5cm">
          <draw:text-box>
            <text:p>+ <text:s text:c="3"/>- <text:s/></text:p>
          </draw:text-box>
        </draw:frame>
        <draw:frame draw:style-name="gr19" draw:text-style-name="P5" draw:layer="layout" svg:width="2cm" svg:height="0.878cm" svg:x="18.5cm" svg:y="8.775cm">
          <draw:text-box>
            <text:p><text:span text:style-name="T4">Brake</text:span><text:span text:style-name="T5">🠗</text:span></text:p>
          </draw:text-box>
        </draw:frame>
        <draw:frame draw:style-name="gr20" draw:text-style-name="P5" draw:layer="layout" svg:width="2cm" svg:height="1.378cm" svg:x="19.5cm" svg:y="8cm">
          <draw:text-box>
            <text:p><text:span text:style-name="T6"/></text:p>
            <text:p><text:span text:style-name="T4">Legs </text:span><text:span text:style-name="T5">🠗</text:span></text:p>
          </draw:text-box>
        </draw:frame>
        <draw:frame draw:style-name="gr21" draw:text-style-name="P5" draw:layer="layout" svg:width="3.5cm" svg:height="0.878cm" svg:x="18cm" svg:y="2.622cm">
          <draw:text-box>
            <text:p><text:span text:style-name="T7">🠔 </text:span><text:span text:style-name="T4">PPM Input </text:span></text:p>
          </draw:text-box>
        </draw:frame>
        <draw:frame draw:style-name="gr3" draw:text-style-name="P5" draw:layer="layout" svg:width="15.5cm" svg:height="1.013cm" svg:x="13.5cm" svg:y="9.437cm">
          <draw:text-box>
            <text:p><text:span text:style-name="T2"><text:s/></text:span><text:span text:style-name="T2">Vin</text:span><text:span text:style-name="T2"><text:tab/></text:span><text:span text:style-name="T2">GND</text:span><text:span text:style-name="T2"><text:tab/></text:span><text:span text:style-name="T2">RST</text:span><text:span text:style-name="T2"><text:tab/></text:span><text:span text:style-name="T2">5V</text:span><text:span text:style-name="T2"><text:tab/></text:span><text:span text:style-name="T2">A7</text:span><text:span text:style-name="T2"><text:tab/></text:span><text:span text:style-name="T2">A6</text:span><text:span text:style-name="T2"><text:tab/></text:span><text:span text:style-name="T2">A5</text:span><text:span text:style-name="T2"><text:tab/></text:span><text:span text:style-name="T2">A4</text:span><text:span text:style-name="T2"><text:tab/></text:span><text:span text:style-name="T2">A3</text:span><text:span text:style-name="T2"><text:tab/></text:span><text:span text:style-name="T2">A2</text:span><text:span text:style-name="T2"><text:tab/></text:span><text:span text:style-name="T2">A1</text:span><text:span text:style-name="T2"><text:tab/></text:span><text:span text:style-name="T2">A0</text:span><text:span text:style-name="T2"><text:tab/></text:span><text:span text:style-name="T2">REF</text:span><text:span text:style-name="T2"><text:tab/></text:span><text:span text:style-name="T2">3v3</text:span><text:span text:style-name="T2"><text:tab/></text:span><text:span text:style-name="T2">D13</text:span></text:p>
          </draw:text-box>
        </draw:frame>
        <draw:frame draw:style-name="gr22" draw:text-style-name="P5" draw:layer="layout" svg:width="3cm" svg:height="0.695cm" svg:x="2cm" svg:y="4cm">
          <draw:text-box>
            <text:p><text:span text:style-name="T8">Indicators</text:span></text:p>
          </draw:text-box>
        </draw:frame>
        <draw:frame draw:style-name="gr11" draw:text-style-name="P5" draw:layer="layout" svg:width="3.5cm" svg:height="0.645cm" svg:x="2cm" svg:y="1cm">
          <draw:text-box>
            <text:p><text:span text:style-name="T8">Reverse / High Vis</text:span></text:p>
          </draw:text-box>
        </draw:frame>
        <draw:frame draw:style-name="gr23" draw:text-style-name="P5" draw:layer="layout" svg:width="2cm" svg:height="2.665cm" svg:x="23cm" svg:y="12cm">
          <draw:text-box>
            <text:p><text:span text:style-name="T8">Legs</text:span></text:p>
            <text:p><text:span text:style-name="T8">Sensor</text:span></text:p>
            <text:p><text:span text:style-name="T8">(Linear Hall Effect Diode)</text:span></text:p>
          </draw:text-box>
        </draw:frame>
        <draw:frame draw:style-name="gr11" draw:text-style-name="P5" draw:layer="layout" svg:width="3.5cm" svg:height="0.645cm" svg:x="2cm" svg:y="7cm">
          <draw:text-box>
            <text:p><text:span text:style-name="T8">Rear/Stop Lights</text:span></text:p>
          </draw:text-box>
        </draw:frame>
        <draw:frame draw:style-name="gr11" draw:text-style-name="P5" draw:layer="layout" svg:width="3.5cm" svg:height="0.645cm" svg:x="2cm" svg:y="10cm">
          <draw:text-box>
            <text:p><text:span text:style-name="T8">Running - Front</text:span></text:p>
          </draw:text-box>
        </draw:frame>
        <draw:frame draw:style-name="gr11" draw:text-style-name="P5" draw:layer="layout" svg:width="3.5cm" svg:height="0.645cm" svg:x="2cm" svg:y="13cm">
          <draw:text-box>
            <text:p><text:span text:style-name="T8">Running - Side A</text:span></text:p>
          </draw:text-box>
        </draw:frame>
        <draw:frame draw:style-name="gr11" draw:text-style-name="P5" draw:layer="layout" svg:width="3.5cm" svg:height="0.645cm" svg:x="2cm" svg:y="16cm">
          <draw:text-box>
            <text:p><text:span text:style-name="T8">Running - Side B</text:span></text:p>
          </draw:text-box>
        </draw:frame>
        <draw:frame draw:style-name="gr24" draw:text-style-name="P5" draw:layer="layout" svg:width="3cm" svg:height="3.221cm" svg:x="15cm" svg:y="16.5cm">
          <draw:text-box>
            <text:p><text:span text:style-name="T8"/></text:p>
            <text:p><text:span text:style-name="T8"><text:s text:c="3"/></text:span><text:span text:style-name="T8">Brake <text:s/>Legs</text:span></text:p>
            <text:p><text:span text:style-name="T9"><text:s text:c="5"/></text:span><text:span text:style-name="T8">Servo</text:span><text:span text:style-name="T10"> <text:s/>(PWM)</text:span></text:p>
            <text:p><text:span text:style-name="T8"><text:tab/></text:span><text:span text:style-name="T11"> <text:s text:c="3"/></text:span><text:span text:style-name="T8"><text:s text:c="3"/></text:span><text:span text:style-name="T8">X</text:span></text:p>
            <text:p><text:span text:style-name="T12"/></text:p>
            <text:p><text:span text:style-name="T9"/></text:p>
            <text:p><text:span text:style-name="T8"><text:tab/></text:span><text:span text:style-name="T11"> <text:s text:c="3"/></text:span><text:span text:style-name="T8"><text:s text:c="3"/></text:span><text:span text:style-name="T8">X</text:span></text:p>
            <text:p><text:span text:style-name="T8"/></text:p>
          </draw:text-box>
        </draw:frame>
        <draw:frame draw:style-name="gr25" draw:text-style-name="P5" draw:layer="layout" svg:width="2cm" svg:height="1.877cm" svg:x="20cm" svg:y="16.961cm">
          <draw:text-box>
            <text:p><text:span text:style-name="T8">5v Power</text:span></text:p>
            <text:p><text:span text:style-name="T8"/></text:p>
          </draw:text-box>
        </draw:frame>
        <draw:frame draw:style-name="gr26" draw:text-style-name="P10" draw:layer="layout" svg:width="2cm" svg:height="1cm" svg:x="1cm" svg:y="18.5cm">
          <draw:text-box>
            <text:p text:style-name="P9">+<text:span text:style-name="T13">ve</text:span></text:p>
          </draw:text-box>
        </draw:frame>
        <draw:frame draw:style-name="gr27" draw:text-style-name="P10" draw:layer="layout" svg:width="2cm" svg:height="1.25cm" svg:x="9cm" svg:y="18.5cm">
          <draw:text-box>
            <text:p text:style-name="P9"><text:span text:style-name="T14">-</text:span><text:span text:style-name="T13">ve</text:span></text:p>
          </draw:text-box>
        </draw:frame>
        <draw:frame draw:style-name="gr28" draw:text-style-name="P5" draw:layer="layout" svg:width="2.5cm" svg:height="1.289cm" svg:x="5cm" svg:y="18.461cm">
          <draw:text-box>
            <text:p><text:span text:style-name="T8">PPM Input</text:span></text:p>
            <text:p><text:span text:style-name="T8"/></text:p>
          </draw:text-box>
        </draw:frame>
        <draw:line draw:style-name="gr29" draw:text-style-name="P11" draw:layer="layout" svg:x1="10cm" svg:y1="2cm" svg:x2="28cm" svg:y2="2cm">
          <text:p/>
        </draw:line>
        <draw:line draw:style-name="gr29" draw:text-style-name="P11" draw:layer="layout" svg:x1="28cm" svg:y1="2cm" svg:x2="28cm" svg:y2="3.5cm">
          <text:p/>
        </draw:line>
        <draw:line draw:style-name="gr30" draw:text-style-name="P6" draw:layer="layout" svg:x1="10cm" svg:y1="4cm" svg:x2="12cm" svg:y2="2.5cm">
          <text:p/>
        </draw:line>
        <draw:line draw:style-name="gr31" draw:text-style-name="P6" draw:layer="layout" svg:x1="12cm" svg:y1="2.5cm" svg:x2="27cm" svg:y2="2.5cm">
          <text:p/>
        </draw:line>
        <draw:line draw:style-name="gr29" draw:text-style-name="P11" draw:layer="layout" svg:x1="27cm" svg:y1="2.5cm" svg:x2="27cm" svg:y2="3.5cm">
          <text:p/>
        </draw:line>
        <draw:line draw:style-name="gr32" draw:text-style-name="P6" draw:layer="layout" svg:x1="12cm" svg:y1="5cm" svg:x2="25cm" svg:y2="5cm">
          <text:p/>
        </draw:line>
        <draw:line draw:style-name="gr32" draw:text-style-name="P6" draw:layer="layout" svg:x1="25cm" svg:y1="5cm" svg:x2="25cm" svg:y2="4cm">
          <text:p/>
        </draw:line>
        <draw:line draw:style-name="gr31" draw:text-style-name="P6" draw:layer="layout" svg:x1="10cm" svg:y1="8cm" svg:x2="13.5cm" svg:y2="5.5cm">
          <text:p/>
        </draw:line>
        <draw:line draw:style-name="gr32" draw:text-style-name="P6" draw:layer="layout" svg:x1="13.5cm" svg:y1="5.5cm" svg:x2="24cm" svg:y2="5.5cm">
          <text:p/>
        </draw:line>
        <draw:line draw:style-name="gr32" draw:text-style-name="P6" draw:layer="layout" svg:x1="24cm" svg:y1="4cm" svg:x2="24cm" svg:y2="5.5cm">
          <text:p/>
        </draw:line>
        <draw:line draw:style-name="gr31" draw:text-style-name="P6" draw:layer="layout" svg:x1="10cm" svg:y1="10cm" svg:x2="13.5cm" svg:y2="6cm">
          <text:p/>
        </draw:line>
        <draw:line draw:style-name="gr31" draw:text-style-name="P6" draw:layer="layout" svg:x1="12cm" svg:y1="5cm" svg:x2="10cm" svg:y2="6cm">
          <text:p/>
        </draw:line>
        <draw:line draw:style-name="gr32" draw:text-style-name="P6" draw:layer="layout" svg:x1="13.5cm" svg:y1="6cm" svg:x2="22cm" svg:y2="6cm">
          <text:p/>
        </draw:line>
        <draw:line draw:style-name="gr32" draw:text-style-name="P6" draw:layer="layout" svg:x1="13.5cm" svg:y1="6.5cm" svg:x2="23cm" svg:y2="6.5cm">
          <text:p/>
        </draw:line>
        <draw:line draw:style-name="gr32" draw:text-style-name="P6" draw:layer="layout" svg:x1="22cm" svg:y1="4cm" svg:x2="22cm" svg:y2="6cm">
          <text:p/>
        </draw:line>
        <draw:line draw:style-name="gr31" draw:text-style-name="P6" draw:layer="layout" svg:x1="10cm" svg:y1="12cm" svg:x2="13.5cm" svg:y2="6.5cm">
          <text:p/>
        </draw:line>
        <draw:line draw:style-name="gr32" draw:text-style-name="P6" draw:layer="layout" svg:x1="23cm" svg:y1="4cm" svg:x2="23cm" svg:y2="6.5cm">
          <text:p/>
        </draw:line>
        <draw:line draw:style-name="gr12" draw:text-style-name="P6" draw:layer="layout" svg:x1="3cm" svg:y1="11cm" svg:x2="9.5cm" svg:y2="12cm">
          <text:p/>
        </draw:line>
        <draw:line draw:style-name="gr12" draw:text-style-name="P6" draw:layer="layout" svg:x1="3cm" svg:y1="14cm" svg:x2="9.5cm" svg:y2="14cm">
          <text:p/>
        </draw:line>
        <draw:line draw:style-name="gr12" draw:text-style-name="P6" draw:layer="layout" svg:x1="3cm" svg:y1="17cm" svg:x2="7cm" svg:y2="18cm">
          <text:p/>
        </draw:line>
        <draw:line draw:style-name="gr33" draw:text-style-name="P6" draw:layer="layout" svg:x1="10cm" svg:y1="17cm" svg:x2="10cm" svg:y2="14cm">
          <text:p/>
        </draw:line>
        <draw:line draw:style-name="gr32" draw:text-style-name="P6" draw:layer="layout" svg:x1="10cm" svg:y1="17cm" svg:x2="14cm" svg:y2="7cm">
          <text:p/>
        </draw:line>
        <draw:line draw:style-name="gr32" draw:text-style-name="P6" draw:layer="layout" svg:x1="14cm" svg:y1="7cm" svg:x2="20cm" svg:y2="7cm">
          <text:p/>
        </draw:line>
        <draw:line draw:style-name="gr32" draw:text-style-name="P6" draw:layer="layout" svg:x1="16cm" svg:y1="17cm" svg:x2="17cm" svg:y2="11.5cm">
          <text:p/>
        </draw:line>
        <draw:line draw:style-name="gr32" draw:text-style-name="P6" draw:layer="layout" svg:x1="17cm" svg:y1="11.5cm" svg:x2="20cm" svg:y2="11.5cm">
          <text:p/>
        </draw:line>
        <draw:line draw:style-name="gr32" draw:text-style-name="P6" draw:layer="layout" svg:x1="20cm" svg:y1="11.5cm" svg:x2="20cm" svg:y2="10cm">
          <text:p/>
        </draw:line>
        <draw:line draw:style-name="gr32" draw:text-style-name="P6" draw:layer="layout" svg:x1="17cm" svg:y1="17cm" svg:x2="18cm" svg:y2="12cm">
          <text:p/>
        </draw:line>
        <draw:line draw:style-name="gr32" draw:text-style-name="P6" draw:layer="layout" svg:x1="18cm" svg:y1="12cm" svg:x2="21cm" svg:y2="12cm">
          <text:p/>
        </draw:line>
        <draw:line draw:style-name="gr32" draw:text-style-name="P6" draw:layer="layout" svg:x1="21cm" svg:y1="12cm" svg:x2="21cm" svg:y2="10cm">
          <text:p/>
        </draw:line>
        <draw:line draw:style-name="gr34" draw:text-style-name="P6" draw:layer="layout" svg:x1="10.5cm" svg:y1="19cm" svg:x2="11cm" svg:y2="19cm">
          <text:p/>
        </draw:line>
        <draw:line draw:style-name="gr34" draw:text-style-name="P6" draw:layer="layout" svg:x1="16cm" svg:y1="19cm" svg:x2="14.5cm" svg:y2="19cm">
          <text:p/>
        </draw:line>
        <draw:line draw:style-name="gr14" draw:text-style-name="P6" draw:layer="layout" svg:x1="2.5cm" svg:y1="19cm" svg:x2="4cm" svg:y2="19cm">
          <text:p/>
        </draw:line>
        <draw:frame draw:style-name="gr35" draw:text-style-name="P5" draw:layer="layout" svg:width="3cm" svg:height="2.271cm" svg:x="5.5cm" svg:y="15cm">
          <draw:text-box>
            <text:p><text:span text:style-name="T8">+ <text:s/>Capacitor <text:s/>-</text:span></text:p>
            <text:p><text:span text:style-name="T8"><text:tab/></text:span><text:span text:style-name="T8">300uF</text:span></text:p>
            <text:p><text:span text:style-name="T8"><text:tab/></text:span><text:span text:style-name="T8">&amp;</text:span></text:p>
            <text:p><text:span text:style-name="T8"><text:tab/></text:span><text:span text:style-name="T8">0.1uF</text:span></text:p>
            <text:p><text:span text:style-name="T8"/></text:p>
          </draw:text-box>
        </draw:frame>
        <draw:line draw:style-name="gr36" draw:text-style-name="P6" draw:layer="layout" svg:x1="4cm" svg:y1="15.5cm" svg:x2="6.5cm" svg:y2="16cm">
          <text:p/>
        </draw:line>
        <draw:line draw:style-name="gr34" draw:text-style-name="P6" draw:layer="layout" svg:x1="7.5cm" svg:y1="16cm" svg:x2="9cm" svg:y2="16cm">
          <text:p/>
        </draw:line>
        <draw:line draw:style-name="gr37" draw:text-style-name="P6" draw:layer="layout" svg:x1="10cm" svg:y1="2.5cm" svg:x2="10cm" svg:y2="19.5cm">
          <text:p/>
        </draw:line>
        <draw:line draw:style-name="gr34" draw:text-style-name="P6" draw:layer="layout" svg:x1="9.5cm" svg:y1="19cm" svg:x2="9cm" svg:y2="19cm">
          <text:p/>
        </draw:line>
        <draw:line draw:style-name="gr12" draw:text-style-name="P6" draw:layer="layout" svg:x1="9.5cm" svg:y1="17cm" svg:x2="7cm" svg:y2="18cm">
          <text:p/>
        </draw:line>
        <draw:custom-shape draw:style-name="gr38" draw:text-style-name="P6" draw:layer="layout" svg:width="2cm" svg:height="1cm" draw:transform="rotate (1.5707963267949) translate (25cm 19.5cm)">
          <text:p/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1cm" svg:height="3.146cm" svg:x="26cm" svg:y="16.854cm">
          <draw:text-box>
            <text:p><text:span text:style-name="T3"/></text:p>
            <text:p><text:span text:style-name="T3">C</text:span></text:p>
            <text:p><text:span text:style-name="T3"><text:tab/></text:span><text:span text:style-name="T3">+</text:span></text:p>
            <text:p><text:span text:style-name="T3"><text:tab/></text:span><text:span text:style-name="T3">G</text:span></text:p>
          </draw:text-box>
        </draw:frame>
        <draw:line draw:style-name="gr32" draw:text-style-name="P13" draw:layer="layout" svg:x1="20cm" svg:y1="4cm" svg:x2="20cm" svg:y2="7cm">
          <text:p/>
        </draw:line>
        <draw:line draw:style-name="gr32" draw:text-style-name="P13" draw:layer="layout" svg:x1="25cm" svg:y1="10cm" svg:x2="25.5cm" svg:y2="18cm">
          <text:p/>
        </draw:line>
        <draw:line draw:style-name="gr12" draw:text-style-name="P13" draw:layer="layout" svg:x1="25.5cm" svg:y1="18.5cm" svg:x2="24cm" svg:y2="19cm">
          <text:p/>
        </draw:line>
        <draw:line draw:style-name="gr34" draw:text-style-name="P13" draw:layer="layout" svg:x1="25.5cm" svg:y1="19cm" svg:x2="25.5cm" svg:y2="20.5cm">
          <text:p/>
        </draw:line>
        <draw:line draw:style-name="gr34" draw:text-style-name="P13" draw:layer="layout" svg:x1="16cm" svg:y1="20.5cm" svg:x2="27cm" svg:y2="20.5cm">
          <text:p/>
        </draw:line>
        <draw:line draw:style-name="gr36" draw:text-style-name="P13" draw:layer="layout" svg:x1="22.5cm" svg:y1="16cm" svg:x2="24cm" svg:y2="18cm">
          <text:p/>
        </draw:line>
        <draw:line draw:style-name="gr36" draw:text-style-name="P13" draw:layer="layout" svg:x1="18cm" svg:y1="16cm" svg:x2="22.5cm" svg:y2="16cm">
          <text:p/>
        </draw:line>
        <draw:line draw:style-name="gr36" draw:text-style-name="P13" draw:layer="layout" svg:x1="12cm" svg:y1="18cm" svg:x2="12cm" svg:y2="16cm">
          <text:p/>
        </draw:line>
        <draw:line draw:style-name="gr36" draw:text-style-name="P13" draw:layer="layout" svg:x1="12cm" svg:y1="20cm" svg:x2="12cm" svg:y2="19cm">
          <text:p/>
        </draw:line>
        <draw:line draw:style-name="gr36" draw:text-style-name="P13" draw:layer="layout" svg:x1="5.5cm" svg:y1="20cm" svg:x2="12cm" svg:y2="20cm">
          <text:p/>
        </draw:line>
        <draw:path draw:style-name="gr36" draw:text-style-name="P13" draw:layer="layout" svg:width="0.706cm" svg:height="0.706cm" draw:transform="rotate (2.35619449019234) translate (12.0002842712475cm 18.9995584412272cm)" svg:viewBox="0 0 707 707" svg:d="M0 0c707 0 707 707 707 707">
          <text:p/>
        </draw:path>
        <draw:path draw:style-name="gr40" draw:text-style-name="P13" draw:layer="layout" svg:width="0.706cm" svg:height="0.706cm" draw:transform="rotate (0.785398163397448) translate (16.5cm 12.5cm)" svg:viewBox="0 0 707 707" svg:d="M0 0c707 0 707 707 707 707">
          <text:p/>
        </draw:path>
        <draw:path draw:style-name="gr40" draw:text-style-name="P13" draw:layer="layout" svg:width="0.706cm" svg:height="0.706cm" draw:transform="rotate (0.785398163397448) translate (17.5cm 12.5cm)" svg:viewBox="0 0 707 707" svg:d="M0 0c707 0 707 707 707 707">
          <text:p/>
        </draw:path>
        <draw:line draw:style-name="gr36" draw:text-style-name="P13" draw:layer="layout" svg:x1="12cm" svg:y1="16cm" svg:x2="15.5cm" svg:y2="16cm">
          <text:p/>
        </draw:line>
        <draw:line draw:style-name="gr34" draw:text-style-name="P13" draw:layer="layout" svg:x1="7cm" svg:y1="19cm" svg:x2="9cm" svg:y2="19cm">
          <text:p/>
        </draw:line>
        <draw:custom-shape draw:style-name="gr16" draw:text-style-name="P8" draw:layer="layout" svg:width="1cm" svg:height="1cm" svg:x="12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0" draw:layer="layout" svg:width="2.014cm" svg:height="0.893cm" draw:transform="rotate (-0.0254818070791168) translate (12.023cm 18.582cm)">
          <draw:text-box>
            <text:p text:style-name="P9"><text:span text:style-name="T15">In</text:span></text:p>
          </draw:text-box>
        </draw:frame>
        <draw:line draw:style-name="gr34" draw:text-style-name="P13" draw:layer="layout" svg:x1="13cm" svg:y1="18cm" svg:x2="11cm" svg:y2="19cm">
          <text:p/>
        </draw:line>
        <draw:line draw:style-name="gr34" draw:text-style-name="P13" draw:layer="layout" svg:x1="14.5cm" svg:y1="19cm" svg:x2="13cm" svg:y2="18cm">
          <text:p/>
        </draw:line>
        <draw:line draw:style-name="gr42" draw:text-style-name="P13" draw:layer="layout" svg:x1="5cm" svg:y1="19cm" svg:x2="5cm" svg:y2="20.5cm">
          <text:p/>
        </draw:line>
        <draw:line draw:style-name="gr42" draw:text-style-name="P13" draw:layer="layout" svg:x1="13cm" svg:y1="20.5cm" svg:x2="5cm" svg:y2="20.5cm">
          <text:p/>
        </draw:line>
        <draw:line draw:style-name="gr42" draw:text-style-name="P13" draw:layer="layout" svg:x1="13cm" svg:y1="19.5cm" svg:x2="13cm" svg:y2="20.5cm">
          <text:p/>
        </draw:line>
        <draw:path draw:style-name="gr36" draw:text-style-name="P13" draw:layer="layout" svg:width="0.706cm" svg:height="0.706cm" draw:transform="rotate (0.785398163397448) translate (4.50044155877285cm 20.0002842712475cm)" svg:viewBox="0 0 707 707" svg:d="M0 0c707 0 707 707 707 707">
          <text:p/>
        </draw:path>
        <draw:line draw:style-name="gr36" draw:text-style-name="P13" draw:layer="layout" svg:x1="4cm" svg:y1="20cm" svg:x2="4.5cm" svg:y2="20cm">
          <text:p/>
        </draw:line>
        <draw:line draw:style-name="gr43" draw:text-style-name="P13" draw:layer="layout" svg:x1="13cm" svg:y1="18.5cm" svg:x2="13cm" svg:y2="3cm">
          <text:p/>
        </draw:line>
        <draw:line draw:style-name="gr43" draw:text-style-name="P13" draw:layer="layout" svg:x1="13cm" svg:y1="3cm" svg:x2="18cm" svg:y2="3cm">
          <text:p/>
        </draw:line>
        <draw:line draw:style-name="gr43" draw:text-style-name="P13" draw:layer="layout" svg:x1="18cm" svg:y1="3cm" svg:x2="18cm" svg:y2="3.5cm">
          <text:p/>
        </draw:line>
        <draw:line draw:style-name="gr44" draw:text-style-name="P13" draw:layer="layout" svg:x1="15cm" svg:y1="10cm" svg:x2="14.5cm" svg:y2="14cm">
          <text:p/>
        </draw:line>
        <draw:line draw:style-name="gr45" draw:text-style-name="P13" draw:layer="layout" svg:x1="16.5cm" svg:y1="16.5cm" svg:x2="16.5cm" svg:y2="19.5cm">
          <text:p/>
        </draw:line>
        <draw:custom-shape draw:style-name="gr46" draw:text-style-name="P6" draw:layer="layout" svg:width="2cm" svg:height="1cm" draw:transform="rotate (1.5707963267949) translate (19cm 19.5cm)">
          <text:p/>
          <draw:enhanced-geometry svg:viewBox="0 0 21600 21600" draw:type="rectangle" draw:enhanced-path="M 0 0 L 21600 0 21600 21600 0 21600 0 0 Z N"/>
        </draw:custom-shape>
        <draw:line draw:style-name="gr47" draw:text-style-name="P13" draw:layer="layout" svg:x1="15.5cm" svg:y1="12.5cm" svg:x2="15cm" svg:y2="14cm">
          <text:p/>
        </draw:line>
        <draw:custom-shape draw:style-name="gr48" draw:text-style-name="P13" draw:layer="layout" svg:width="0.5cm" svg:height="1cm" svg:x="14.75cm" svg:y="14cm">
          <text:p/>
          <draw:enhanced-geometry svg:viewBox="0 0 21600 21600" draw:type="rectangle" draw:enhanced-path="M 0 0 L 21600 0 21600 21600 0 21600 0 0 Z N"/>
        </draw:custom-shape>
        <draw:frame draw:style-name="gr49" draw:text-style-name="P17" draw:layer="layout" svg:width="2cm" svg:height="1.377cm" draw:transform="rotate (-1.5707963267949) translate (15.5cm 13.5cm)">
          <draw:text-box>
            <text:p text:style-name="P14"><text:span text:style-name="T16"/></text:p>
            <text:p text:style-name="P15"><text:span text:style-name="T3"><text:s text:c="3"/></text:span><text:span text:style-name="T3">Diode</text:span></text:p>
            <text:p text:style-name="P16"><text:span text:style-name="T3"/></text:p>
          </draw:text-box>
        </draw:frame>
        <draw:line draw:style-name="gr47" draw:text-style-name="P13" draw:layer="layout" svg:x1="15cm" svg:y1="15cm" svg:x2="15cm" svg:y2="18cm">
          <text:p/>
        </draw:line>
        <draw:line draw:style-name="gr47" draw:text-style-name="P13" draw:layer="layout" svg:x1="16cm" svg:y1="18cm" svg:x2="15cm" svg:y2="18cm">
          <text:p/>
        </draw:line>
        <draw:line draw:style-name="gr50" draw:text-style-name="P13" draw:layer="layout" svg:x1="21cm" svg:y1="19cm" svg:x2="22.5cm" svg:y2="19cm">
          <text:p/>
        </draw:line>
        <draw:line draw:style-name="gr50" draw:text-style-name="P13" draw:layer="layout" svg:x1="22.5cm" svg:y1="16.5cm" svg:x2="22.5cm" svg:y2="19cm">
          <text:p/>
        </draw:line>
        <draw:line draw:style-name="gr50" draw:text-style-name="P13" draw:layer="layout" svg:x1="19.5cm" svg:y1="16.5cm" svg:x2="22.5cm" svg:y2="16.5cm">
          <text:p/>
        </draw:line>
        <draw:line draw:style-name="gr50" draw:text-style-name="P13" draw:layer="layout" svg:x1="19.5cm" svg:y1="18cm" svg:x2="19.5cm" svg:y2="16.5cm">
          <text:p/>
        </draw:line>
        <draw:line draw:style-name="gr47" draw:text-style-name="P13" draw:layer="layout" svg:x1="21cm" svg:y1="18cm" svg:x2="21cm" svg:y2="12.5cm">
          <text:p/>
        </draw:line>
        <draw:path draw:style-name="gr40" draw:text-style-name="P13" draw:layer="layout" svg:width="0.706cm" svg:height="0.706cm" draw:transform="rotate (0.785398163397448) translate (17.5cm 12.5cm)" svg:viewBox="0 0 707 707" svg:d="M0 0c707 0 707 707 707 707">
          <text:p/>
        </draw:path>
        <draw:path draw:style-name="gr36" draw:text-style-name="P13" draw:layer="layout" svg:width="0.706cm" svg:height="0.706cm" draw:transform="rotate (0.785398163397448) translate (15.5cm 16cm)" svg:viewBox="0 0 707 707" svg:d="M0 0c707 0 707 707 707 707">
          <text:p/>
        </draw:path>
        <draw:path draw:style-name="gr36" draw:text-style-name="P13" draw:layer="layout" svg:width="0.706cm" svg:height="0.706cm" draw:transform="rotate (0.785398163397448) translate (17cm 16cm)" svg:viewBox="0 0 707 707" svg:d="M0 0c707 0 707 707 707 707">
          <text:p/>
        </draw:path>
        <draw:line draw:style-name="gr36" draw:text-style-name="P13" draw:layer="layout" svg:x1="16.5cm" svg:y1="16cm" svg:x2="17cm" svg:y2="16cm">
          <text:p/>
        </draw:line>
        <draw:path draw:style-name="gr36" draw:text-style-name="P13" draw:layer="layout" svg:width="0.706cm" svg:height="0.706cm" draw:transform="rotate (0.785398163397448) translate (15.5cm 16cm)" svg:viewBox="0 0 707 707" svg:d="M0 0c707 0 707 707 707 707">
          <text:p/>
        </draw:path>
        <draw:path draw:style-name="gr36" draw:text-style-name="P13" draw:layer="layout" svg:width="0.706cm" svg:height="0.706cm" draw:transform="rotate (0.785398163397448) translate (17cm 16cm)" svg:viewBox="0 0 707 707" svg:d="M0 0c707 0 707 707 707 707">
          <text:p/>
        </draw:path>
        <draw:line draw:style-name="gr36" draw:text-style-name="P13" draw:layer="layout" svg:x1="16.5cm" svg:y1="16cm" svg:x2="17cm" svg:y2="16cm">
          <text:p/>
        </draw:line>
        <draw:line draw:style-name="gr47" draw:text-style-name="P13" draw:layer="layout" svg:x1="21cm" svg:y1="12.5cm" svg:x2="18.5cm" svg:y2="12.5cm">
          <text:p/>
        </draw:line>
        <draw:line draw:style-name="gr47" draw:text-style-name="P13" draw:layer="layout" svg:x1="15.5cm" svg:y1="12.5cm" svg:x2="16.5cm" svg:y2="12.5cm">
          <text:p/>
        </draw:line>
        <draw:line draw:style-name="gr32" draw:text-style-name="P13" draw:layer="layout" svg:x1="19.5cm" svg:y1="18.5cm" svg:x2="18.5cm" svg:y2="18.5cm">
          <text:p/>
        </draw:line>
        <draw:line draw:style-name="gr32" draw:text-style-name="P13" draw:layer="layout" svg:x1="18.5cm" svg:y1="15.5cm" svg:x2="18.5cm" svg:y2="18.5cm">
          <text:p/>
        </draw:line>
        <draw:line draw:style-name="gr32" draw:text-style-name="P13" draw:layer="layout" svg:x1="20.5cm" svg:y1="15.5cm" svg:x2="18.5cm" svg:y2="15.5cm">
          <text:p/>
        </draw:line>
        <draw:path draw:style-name="gr30" draw:text-style-name="P13" draw:layer="layout" svg:width="0.706cm" svg:height="0.706cm" draw:transform="rotate (0.785398163397448) translate (20.5cm 15.5cm)" svg:viewBox="0 0 707 707" svg:d="M0 0c707 0 707 707 707 707">
          <text:p/>
        </draw:path>
        <draw:line draw:style-name="gr32" draw:text-style-name="P13" draw:layer="layout" svg:x1="22cm" svg:y1="15.5cm" svg:x2="21.5cm" svg:y2="15.5cm">
          <text:p/>
        </draw:line>
        <draw:line draw:style-name="gr32" draw:text-style-name="P13" draw:layer="layout" svg:x1="22cm" svg:y1="10cm" svg:x2="22cm" svg:y2="15.5cm">
          <text:p/>
        </draw:line>
        <draw:frame draw:style-name="gr51" draw:text-style-name="P18" draw:layer="layout" svg:width="3.292cm" svg:height="1.039cm" svg:x="9cm" svg:y="12.5cm">
          <draw:text-box>
            <text:p><text:span text:style-name="T3">8 * LED 20mA </text:span></text:p>
            <text:p><text:span text:style-name="T3">Current Controller</text:span></text:p>
          </draw:text-box>
        </draw:frame>
        <draw:frame draw:style-name="gr52" draw:text-style-name="P18" draw:layer="layout" svg:width="2.056cm" svg:height="1.039cm" svg:x="19.5cm" svg:y="18.461cm">
          <draw:text-box>
            <text:p><text:span text:style-name="T3">Transistor</text:span></text:p>
            <text:p><text:span text:style-name="T3">S8050</text:span></text:p>
          </draw:text-box>
        </draw:frame>
        <draw:line draw:style-name="gr14" draw:text-style-name="P13" draw:layer="layout" svg:x1="14cm" svg:y1="10cm" svg:x2="14cm" svg:y2="16cm">
          <text:p/>
        </draw:line>
        <draw:line draw:style-name="gr44" draw:text-style-name="P13" draw:layer="layout" svg:x1="14.5cm" svg:y1="14cm" svg:x2="14.5cm" svg:y2="19cm">
          <text:p/>
        </draw:line>
        <draw:frame draw:style-name="gr51" draw:text-style-name="P18" draw:layer="layout" svg:width="3.292cm" svg:height="1.039cm" svg:x="25.5cm" svg:y="16.5cm">
          <draw:text-box>
            <text:p><text:span text:style-name="T3">LED 20mA </text:span></text:p>
            <text:p><text:span text:style-name="T3">Current Controller</text:span></text:p>
          </draw:text-box>
        </draw:frame>
        <draw:custom-shape draw:style-name="gr53" draw:text-style-name="P13" draw:layer="layout" svg:width="0.5cm" svg:height="1cm" svg:x="18.2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8" draw:layer="layout" svg:width="1.167cm" svg:height="0.883cm" draw:transform="rotate (-1.5707963267949) translate (19.5cm 16.333cm)">
          <draw:text-box>
            <text:p><text:span text:style-name="T16"/></text:p>
            <text:p><text:span text:style-name="T3">4.7k</text:span></text:p>
          </draw:text-box>
        </draw:frame>
        <draw:line draw:style-name="gr47" draw:text-style-name="P13" draw:layer="layout" svg:x1="15.5cm" svg:y1="12.5cm" svg:x2="11.5cm" svg:y2="15cm">
          <text:p/>
        </draw:line>
        <draw:line draw:style-name="gr47" draw:text-style-name="P13" draw:layer="layout" svg:x1="11cm" svg:y1="18cm" svg:x2="6cm" svg:y2="19cm">
          <text:p/>
        </draw:line>
        <draw:line draw:style-name="gr47" draw:text-style-name="P13" draw:layer="layout" svg:x1="11.5cm" svg:y1="15cm" svg:x2="11cm" svg:y2="18cm">
          <text:p/>
        </draw:line>
        <draw:line draw:style-name="gr47" draw:text-style-name="P13" draw:layer="layout" svg:x1="21.5cm" svg:y1="12.5cm" svg:x2="21cm" svg:y2="12.5cm">
          <text:p/>
        </draw:line>
        <draw:path draw:style-name="gr40" draw:text-style-name="P13" draw:layer="layout" svg:width="0.706cm" svg:height="0.706cm" draw:transform="rotate (0.785398163397448) translate (21.5cm 12.5cm)" svg:viewBox="0 0 707 707" svg:d="M0 0c707 0 707 707 707 707">
          <text:p/>
        </draw:path>
        <draw:line draw:style-name="gr47" draw:text-style-name="P13" draw:layer="layout" svg:x1="24cm" svg:y1="14cm" svg:x2="22.5cm" svg:y2="14cm">
          <text:p/>
        </draw:line>
        <draw:custom-shape draw:style-name="gr55" draw:text-style-name="P6" draw:layer="layout" svg:width="4cm" svg:height="2cm" draw:transform="rotate (-1.5707963267949) translate (25cm 12cm)">
          <text:p/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24cm" svg:y1="13cm" svg:x2="24cm" svg:y2="10cm">
          <text:p/>
        </draw:line>
        <draw:line draw:style-name="gr34" draw:text-style-name="P13" draw:layer="layout" svg:x1="27cm" svg:y1="15cm" svg:x2="27cm" svg:y2="20.5cm">
          <text:p/>
        </draw:line>
        <draw:line draw:style-name="gr34" draw:text-style-name="P13" draw:layer="layout" svg:x1="24cm" svg:y1="15cm" svg:x2="27cm" svg:y2="15cm">
          <text:p/>
        </draw:line>
        <draw:line draw:style-name="gr34" draw:text-style-name="P13" draw:layer="layout" svg:x1="25.5cm" svg:y1="19cm" svg:x2="25.5cm" svg:y2="20.5cm">
          <text:p/>
        </draw:line>
        <draw:frame draw:style-name="gr56" draw:text-style-name="P5" draw:layer="layout" svg:width="2cm" svg:height="1.089cm" svg:x="23cm" svg:y="17cm">
          <draw:text-box>
            <text:p><text:span text:style-name="T8">TSwitch</text:span></text:p>
            <text:p><text:span text:style-name="T8">LED</text:span></text:p>
          </draw:text-box>
        </draw:frame>
        <draw:line draw:style-name="gr34" draw:text-style-name="P13" draw:layer="layout" svg:x1="19.5cm" svg:y1="19cm" svg:x2="19.5cm" svg:y2="20.5cm">
          <text:p/>
        </draw:line>
        <draw:line draw:style-name="gr34" draw:text-style-name="P13" draw:layer="layout" svg:x1="16cm" svg:y1="19cm" svg:x2="16cm" svg:y2="20.5cm">
          <text:p/>
        </draw:line>
        <draw:path draw:style-name="gr12" draw:text-style-name="P13" draw:layer="layout" svg:width="0.902cm" svg:height="0.831cm" draw:transform="skewX (-0.392350015848325) rotate (0.588175957922089) translate (8cm 2cm)" svg:viewBox="0 0 903 832" svg:d="M0 0c901 0 903 832 903 832">
          <text:p/>
        </draw:path>
        <draw:line draw:style-name="gr47" draw:text-style-name="P13" draw:layer="layout" svg:x1="17cm" svg:y1="10cm" svg:x2="15.5cm" svg:y2="12.5cm">
          <text:p/>
        </draw:line>
        <draw:custom-shape draw:style-name="gr57" draw:text-style-name="P19" draw:layer="layout" svg:width="0.2cm" svg:height="0.2cm" svg:x="15.4cm" svg:y="12.4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58" draw:text-style-name="P19" draw:layer="layout" svg:width="0.599cm" svg:height="1.099cm" svg:x="58.801cm" svg:y="12.451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57" draw:text-style-name="P19" draw:layer="layout" svg:width="0.2cm" svg:height="0.2cm" svg:x="20.901cm" svg:y="12.401cm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line draw:style-name="gr47" draw:text-style-name="P13" draw:layer="layout" svg:x1="22.5cm" svg:y1="14cm" svg:x2="22.5cm" svg:y2="12.5cm">
          <text:p/>
        </draw:line>
        <draw:frame draw:style-name="gr59" draw:text-style-name="P21" draw:layer="layout" svg:width="5.5cm" svg:height="3.5cm" svg:x="23.5cm" svg:y="5.5cm">
          <draw:text-box>
            <text:p text:style-name="P20"><text:span text:style-name="T3">Notes:</text:span></text:p>
            <text:p text:style-name="P20"><text:span text:style-name="T3">Wire PPM Input (IR Receiver) in shielded wire.</text:span></text:p>
            <text:p text:style-name="P20"><text:span text:style-name="T3"/></text:p>
            <text:p text:style-name="P20"><text:span text:style-name="T3">Changes needed: </text:span></text:p>
            <text:p text:style-name="P20"><text:span text:style-name="T3">Bring Pull-Up resistor for IR Receiver onto board (and use single core shielded wire)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1-06-26T12:04:48.044000000</dc:date>
    <meta:editing-duration>PT1H42M58S</meta:editing-duration>
    <meta:editing-cycles>26</meta:editing-cycles>
    <meta:print-date>2021-06-26T11:56:19.840000000</meta:print-date>
    <meta:document-statistic meta:object-count="172"/>
  </office:meta>
</office:document-meta>
</file>